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officeooo:rsid="001733f0" officeooo:paragraph-rsid="001733f0"/>
    </style:style>
    <style:style style:name="P4" style:family="paragraph" style:parent-style-name="Standard" style:list-style-name="L1"/>
    <style:style style:name="T1" style:family="text">
      <style:text-properties officeooo:rsid="0017b1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currences</text:p>
      <text:p text:style-name="Standard"/>
      <text:p text:style-name="Standard">A recurrence is a function or an inequality that describes a function in terms of its value on smaller inputs. Recurrences provide a natural way to characterize the running times of divide and conquer algorithms.</text:p>
      <text:p text:style-name="Standard"/>
      <text:p text:style-name="P1">Methods for obtaining asymptotic bounds on the solution for recurrence relations</text:p>
      <text:list xml:id="list760105696" text:style-name="L1">
        <text:list-item>
          <text:p text:style-name="P4">Substitution method</text:p>
        </text:list-item>
        <text:list-item>
          <text:p text:style-name="P4">Recurrence <text:span text:style-name="T1">tree </text:span>method</text:p>
        </text:list-item>
        <text:list-item>
          <text:p text:style-name="P4">Master method</text:p>
        </text:list-item>
      </text:list>
      <text:p text:style-name="Standard"/>
      <text:p text:style-name="P1">Technicalities</text:p>
      <text:p text:style-name="Standard">When we state and solve recurrences, we often omit floors, ceilings, and boundary conditions. We forge ahead without these details and later determine whether or not they matter.</text:p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7-06T08:33:59</meta:creation-date>
    <dc:date>2012-11-14T15:22:45</dc:date>
    <dc:creator>Kempa </dc:creator>
    <meta:editing-duration>PT13M39S</meta:editing-duration>
    <meta:editing-cycles>8</meta:editing-cycles>
    <meta:generator>LibreOffice/3.6$Linux_x86 LibreOffice_project/360m1$Build-2</meta:generator>
    <meta:document-statistic meta:table-count="0" meta:image-count="0" meta:object-count="0" meta:page-count="1" meta:paragraph-count="8" meta:word-count="86" meta:character-count="552" meta:non-whitespace-character-count="477"/>
  </office:meta>
</office:document-meta>
</file>